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ning k3 project gameshop </text:h>
      <text:p text:style-name="Text_20_body"/>
      <text:p text:style-name="P1">Klantgesprek</text:p>
      <text:p text:style-name="P2"><text:tab/>Vijdag 13 mei</text:p>
      <text:p text:style-name="P1">Inleveren implementatie en testplan</text:p>
      <text:p text:style-name="P1"><text:tab/><text:span text:style-name="T1">Vrijdag 20 mei</text:span></text:p>
      <text:p text:style-name="P1">Testen implementatieplan</text:p>
      <text:p text:style-name="P1"><text:tab/><text:span text:style-name="T1">Maandag 23 mei</text:span></text:p>
      <text:p text:style-name="P1">CGI-gesprek</text:p>
      <text:p text:style-name="P1"><text:tab/><text:span text:style-name="T1">Donderdag 26 me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 e</meta:initial-creator>
    <meta:creation-date>2016-05-25T09:32:10.69</meta:creation-date>
    <dc:date>2016-05-25T09:47:30.95</dc:date>
    <dc:creator>y e</dc:creator>
    <meta:editing-duration>PT15M1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9" meta:word-count="24" meta:character-count="172"/>
  </office:meta>
</office:document-meta>
</file>